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 y</text:p>
          </table:table-cell>
          <table:table-cell office:value-type="string" calcext:value-type="string">
            <text:p>pos y</text:p>
          </table:table-cell>
          <table:table-cell office:value-type="string" calcext:value-type="string">
            <text:p>tile x</text:p>
          </table:table-cell>
          <table:table-cell office:value-type="string" calcext:value-type="string">
            <text:p>pos x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]*8+64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D2]*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3]*8+64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[.D3]*8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B4]*8+64"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formula="of:=[.D4]*8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B5]*8+64"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table:formula="of:=[.D5]*8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B6]*8+64"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table:formula="of:=[.D6]*8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[.B7]*8+64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formula="of:=[.D7]*8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[.B8]*8+64"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[.D8]*8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formula="of:=[.B9]*8+64"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table:formula="of:=[.D9]*8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B10]*8+64"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formula="of:=[.D10]*8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B11]*8+64"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table:formula="of:=[.D11]*8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formula="of:=[.B12]*8+64"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table:formula="of:=[.D12]*8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3]*8+64"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table:formula="of:=[.D13]*8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table:formula="of:=[.B14]*8+64"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table:formula="of:=[.D14]*8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table:formula="of:=[.B15]*8+64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D15]*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[.B16]*8+64"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formula="of:=[.D16]*8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table:formula="of:=[.B17]*8+64"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table:formula="of:=[.D17]*8" office:value-type="float" office:value="128" calcext:value-type="float">
            <text:p>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6T19:55:16.841284458</meta:creation-date>
    <dc:date>2021-09-16T20:38:34.753886817</dc:date>
    <meta:editing-duration>PT17S</meta:editing-duration>
    <meta:editing-cycles>1</meta:editing-cycles>
    <meta:document-statistic meta:table-count="1" meta:cell-count="85" meta:object-count="0"/>
    <meta:generator>LibreOffice/6.4.7.2$Linux_X86_64 LibreOffice_project/40$Build-2</meta:generator>
  </office:meta>
</office:document-meta>
</file>